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4.249cm"/>
    </style:style>
    <style:style style:name="Tabella1.B" style:family="table-column">
      <style:table-column-properties style:column-width="7.181cm"/>
    </style:style>
    <style:style style:name="Tabella1.C" style:family="table-column">
      <style:table-column-properties style:column-width="2.619cm"/>
    </style:style>
    <style:style style:name="Tabella1.D" style:family="table-column">
      <style:table-column-properties style:column-width="2.963cm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4.249cm"/>
    </style:style>
    <style:style style:name="Tabella2.B" style:family="table-column">
      <style:table-column-properties style:column-width="7.181cm"/>
    </style:style>
    <style:style style:name="Tabella2.C" style:family="table-column">
      <style:table-column-properties style:column-width="2.619cm"/>
    </style:style>
    <style:style style:name="Tabella2.D" style:family="table-column">
      <style:table-column-properties style:column-width="2.963cm"/>
    </style:style>
    <style:style style:name="Tabella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>
        <style:tab-stops>
          <style:tab-stop style:position="2.434cm"/>
        </style:tab-stops>
      </style:paragraph-properties>
      <style:text-properties fo:font-size="20pt" fo:font-weight="bold" officeooo:rsid="0017bae1" officeooo:paragraph-rsid="0017bae1" style:font-size-asian="20pt" style:font-weight-asian="bold" style:font-size-complex="20pt" style:font-weight-complex="bold"/>
    </style:style>
    <style:style style:name="P2" style:family="paragraph" style:parent-style-name="Standard">
      <style:paragraph-properties>
        <style:tab-stops>
          <style:tab-stop style:position="2.434cm"/>
        </style:tab-stops>
      </style:paragraph-properties>
      <style:text-properties fo:font-size="12pt" officeooo:rsid="0017bae1" officeooo:paragraph-rsid="0017bae1" style:font-size-asian="12pt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2.434cm"/>
        </style:tab-stops>
      </style:paragraph-properties>
      <style:text-properties fo:font-size="12pt" officeooo:rsid="0017bae1" officeooo:paragraph-rsid="0017bae1" style:font-size-asian="12pt" style:font-size-complex="12pt"/>
    </style:style>
    <style:style style:name="P4" style:family="paragraph" style:parent-style-name="Standard" style:list-style-name="L1">
      <style:paragraph-properties fo:text-align="justify" style:justify-single-word="false">
        <style:tab-stops>
          <style:tab-stop style:position="2.434cm"/>
          <style:tab-stop style:position="9.975cm"/>
        </style:tab-stops>
      </style:paragraph-properties>
      <style:text-properties fo:font-size="12pt" officeooo:rsid="0017bae1" officeooo:paragraph-rsid="0017bae1" style:font-size-asian="12pt" style:font-size-complex="12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2.434cm"/>
        </style:tab-stops>
      </style:paragraph-properties>
      <style:text-properties fo:font-size="12pt" officeooo:rsid="0017bae1" officeooo:paragraph-rsid="0017bae1" style:font-size-asian="12pt" style:font-size-complex="12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2.434cm"/>
        </style:tab-stops>
      </style:paragraph-properties>
      <style:text-properties fo:font-size="12pt" officeooo:rsid="0017bae1" officeooo:paragraph-rsid="00198cbc" style:font-size-asian="12pt" style:font-size-complex="12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2.434cm"/>
        </style:tab-stops>
      </style:paragraph-properties>
      <style:text-properties fo:font-size="12pt" officeooo:rsid="00183211" officeooo:paragraph-rsid="00183211" style:font-size-asian="12pt" style:font-size-complex="12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2.434cm"/>
        </style:tab-stops>
      </style:paragraph-properties>
      <style:text-properties fo:font-size="12pt" officeooo:rsid="00183211" officeooo:paragraph-rsid="00198cbc" style:font-size-asian="12pt" style:font-size-complex="12pt"/>
    </style:style>
    <style:style style:name="P9" style:family="paragraph" style:parent-style-name="Standard">
      <style:text-properties officeooo:paragraph-rsid="00198cbc"/>
    </style:style>
    <style:style style:name="P10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fo:font-size="12pt" officeooo:paragraph-rsid="00198cbc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paragraph-rsid="00198cbc" style:font-size-asian="12pt" style:font-size-complex="12pt"/>
    </style:style>
    <style:style style:name="T1" style:family="text">
      <style:text-properties officeooo:rsid="00183211"/>
    </style:style>
    <style:style style:name="T2" style:family="text">
      <style:text-properties officeooo:rsid="00198cb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 di controllo porte</text:p>
      <text:p text:style-name="P2"/>
      <text:p text:style-name="P2"/>
      <text:p text:style-name="P3">il sistema di controllo delle porte è composto da 2 elementi principali, il sensore magnetico installato sul serramento e la centrale di visualizzazione e <text:span text:style-name="T1">gestione</text:span>.</text:p>
      <text:list xml:id="list2952538999217787244" text:style-name="L1">
        <text:list-item>
          <text:p text:style-name="P4"/>
        </text:list-item>
      </text:list>
      <text:p text:style-name="P3">Il sensore magnetico è un sensore con contatto magnetico che segnala lo stato di apertura/chiusura del serramento sul quale è installato, prevede la funzione “seguo porta”, in caso di apertura della porta il relè della scheda resta attivo fino a quando non viene chiusa la porta stessa. Il sensore installato è un sensore della Tervis S.r.L. (da ora in poi chiamata Tervis) Codice 803032, del quale viene allegato il foglio istruzioni.</text:p>
      <text:p text:style-name="P3"/>
      <text:p text:style-name="P3">La centrale è costituita da più elementi, troviamo una scheda Nexus della Tervis codice 569050 che permette l'interfacciamento dei sensori al mondo esterno, troviamo poi una scheda Arduino Mega, che gestisce l'interfaccia e la comunicazione verso il mondo esterno, abbiamo una scheda “shield” di interfaccia ethernet (arduino ethernet shield), ed abbiamo infine un display lcd per la visualizzazione degli eventi; sul contenitore è presente una chiave meccanica per l'esclusione della centrale stessa in caso di manutenzione dell'impianto o per tacitare la sirena al rientro dell'allarme generato.</text:p>
      <text:p text:style-name="P3"/>
      <text:p text:style-name="P3"/>
      <text:p text:style-name="P7">L'utilizzo dell'impianto è semplice, non richiede nessuna taratura o messa a punto in quanto è già tutto preconfigurato, l'utente devo solamente controllare sul display quale porta risulta aperta, provvedere alla sua chiusura e successivamente tacitare la sirena di piano agendo sulla chiave presente sulla centrale stessa, un'operazione di “cambio posizione e ritorno” è sufficiente a far rientrare l'allarme, qualora questo persista significa che sono presente altre porte aperte.</text:p>
      <text:p text:style-name="P7">I guasti tecnici prevedono <text:span text:style-name="T2">la visualizzazione continua su display e la suonata per circa 1 minuto.</text:span></text:p>
      <text:p text:style-name="P7"><text:span text:style-name="T2"/></text:p>
      <text:p text:style-name="P8"><text:span text:style-name="T2">Sono presenti, in questa installazione, due centrali di gestione ed una centrale di sola visualizzazione; di seguito una tabella indicativa dei sensori e della loro posizione.</text:span></text:p>
      <text:p text:style-name="P8"><text:span text:style-name="T2"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3"><text:span text:style-name="T2">Sensore</text:span></text:p>
          </table:table-cell>
          <table:table-cell table:style-name="Tabella1.A1" office:value-type="string">
            <text:p text:style-name="P11"><text:span text:style-name="T2">Posizione</text:span></text:p>
          </table:table-cell>
          <table:table-cell table:style-name="Tabella1.A1" office:value-type="string">
            <text:p text:style-name="P13"><text:span text:style-name="T2">Centrale</text:span></text:p>
          </table:table-cell>
          <table:table-cell table:style-name="Tabella1.A1" office:value-type="string">
            <text:p text:style-name="P13"><text:span text:style-name="T2">Escluso da tlc</text:span></text:p>
          </table:table-cell>
        </table:table-row>
        <table:table-row>
          <table:table-cell table:style-name="Tabella1.A1" office:value-type="string">
            <text:p text:style-name="P12"/>
          </table:table-cell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12"/>
          </table:table-cell>
          <table:table-cell table:style-name="Tabella1.A1" office:value-type="string">
            <text:p text:style-name="P12"/>
          </table:table-cell>
        </table:table-row>
        <table:table-row>
          <table:table-cell table:style-name="Tabella1.A1" office:value-type="string">
            <text:p text:style-name="P13"><text:span text:style-name="T2">Sensore 1 (S00C01)</text:span></text:p>
          </table:table-cell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13"><text:span text:style-name="T2">Centrale 1</text:span></text:p>
          </table:table-cell>
          <table:table-cell table:style-name="Tabella1.A1" office:value-type="string">
            <text:p text:style-name="P12"/>
          </table:table-cell>
        </table:table-row>
        <table:table-row>
          <table:table-cell table:style-name="Tabella1.A1" office:value-type="string">
            <text:p text:style-name="P13"><text:span text:style-name="T2">Sensore 2 (S01C01)</text:span></text:p>
          </table:table-cell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13"><text:span text:style-name="T2">Centrale 1</text:span></text:p>
          </table:table-cell>
          <table:table-cell table:style-name="Tabella1.A1" office:value-type="string">
            <text:p text:style-name="P12"/>
          </table:table-cell>
        </table:table-row>
        <table:table-row>
          <table:table-cell table:style-name="Tabella1.A1" office:value-type="string">
            <text:p text:style-name="P13"><text:span text:style-name="T2">Sensore 3 (S02C01)</text:span></text:p>
          </table:table-cell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13"><text:span text:style-name="T2">Centrale 1</text:span></text:p>
          </table:table-cell>
          <table:table-cell table:style-name="Tabella1.A1" office:value-type="string">
            <text:p text:style-name="P12"/>
          </table:table-cell>
        </table:table-row>
        <table:table-row>
          <table:table-cell table:style-name="Tabella1.A1" office:value-type="string">
            <text:p text:style-name="P13"><text:span text:style-name="T2">Sensore 4 (S03C01)</text:span></text:p>
          </table:table-cell>
          <table:table-cell table:style-name="Tabella1.A1" office:value-type="string">
            <text:p text:style-name="P11"><text:span text:style-name="T2"><text:s/></text:span></text:p>
          </table:table-cell>
          <table:table-cell table:style-name="Tabella1.A1" office:value-type="string">
            <text:p text:style-name="P13"><text:span text:style-name="T2">Centrale 1</text:span></text:p>
          </table:table-cell>
          <table:table-cell table:style-name="Tabella1.A1" office:value-type="string">
            <text:p text:style-name="P12"/>
          </table:table-cell>
        </table:table-row>
        <table:table-row>
          <table:table-cell table:style-name="Tabella1.A1" office:value-type="string">
            <text:p text:style-name="P13"><text:span text:style-name="T2">Sensore 5 (S04C01)</text:span></text:p>
          </table:table-cell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13"><text:span text:style-name="T2">Centrale 1</text:span></text:p>
          </table:table-cell>
          <table:table-cell table:style-name="Tabella1.A1" office:value-type="string">
            <text:p text:style-name="P12"/>
          </table:table-cell>
        </table:table-row>
        <table:table-row>
          <table:table-cell table:style-name="Tabella1.A1" office:value-type="string">
            <text:p text:style-name="P13"><text:span text:style-name="T2">Sensore 6 (S05C01)</text:span></text:p>
          </table:table-cell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13"><text:span text:style-name="T2">Centrale 1</text:span></text:p>
          </table:table-cell>
          <table:table-cell table:style-name="Tabella1.A1" office:value-type="string">
            <text:p text:style-name="P12"/>
          </table:table-cell>
        </table:table-row>
        <table:table-row>
          <table:table-cell table:style-name="Tabella1.A1" office:value-type="string">
            <text:p text:style-name="P13"><text:span text:style-name="T2">Sensore 7 (S06C01)</text:span></text:p>
          </table:table-cell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13"><text:span text:style-name="T2">Centrale 1</text:span></text:p>
          </table:table-cell>
          <table:table-cell table:style-name="Tabella1.A1" office:value-type="string">
            <text:p text:style-name="P12"/>
          </table:table-cell>
        </table:table-row>
        <table:table-row>
          <table:table-cell table:style-name="Tabella1.A1" office:value-type="string">
            <text:p text:style-name="P13"><text:span text:style-name="T2">Sensore 8 (S07C01)</text:span></text:p>
          </table:table-cell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13"><text:span text:style-name="T2">Centrale 1</text:span></text:p>
          </table:table-cell>
          <table:table-cell table:style-name="Tabella1.A1" office:value-type="string">
            <text:p text:style-name="P12"/>
          </table:table-cell>
        </table:table-row>
        <table:table-row>
          <table:table-cell table:style-name="Tabella1.A1" office:value-type="string">
            <text:p text:style-name="P13"><text:span text:style-name="T2">Sensore 9 (S08C01)</text:span></text:p>
          </table:table-cell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13"><text:span text:style-name="T2">Centrale 1</text:span></text:p>
          </table:table-cell>
          <table:table-cell table:style-name="Tabella1.A1" office:value-type="string">
            <text:p text:style-name="P12"/>
          </table:table-cell>
        </table:table-row>
        <table:table-row>
          <table:table-cell table:style-name="Tabella1.A1" office:value-type="string">
            <text:p text:style-name="P13"><text:span text:style-name="T2">Sensore 10 (S09C01)</text:span></text:p>
          </table:table-cell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13"><text:span text:style-name="T2">Centrale 1</text:span></text:p>
          </table:table-cell>
          <table:table-cell table:style-name="Tabella1.A1" office:value-type="string">
            <text:p text:style-name="P12"/>
          </table:table-cell>
        </table:table-row>
      </table:table>
      <text:p text:style-name="P8"><text:span text:style-name="T2"/></text:p>
      <text:p text:style-name="P6"><text:span text:style-name="T2">I sensori “S09C01” e “S00C01” sono escludibili mediante un telecomando, dato che si trovano sull'accesso principale, mentre i sensori “S01C01” e “S02C01” sono escludibili per un tempo di 30” per permettere l'ingresso e l'uscita dai locali. I telecomandi sono personalizzati e programmati, non </text:span><text:soft-page-break/><text:span text:style-name="T2">è possibile usarli per entrambe le porte.</text:span></text:p>
      <text:p text:style-name="P3"/>
      <text:p text:style-name="P3"/>
      <text:p text:style-name="P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3"><text:span text:style-name="T2">Sensore</text:span></text:p>
          </table:table-cell>
          <table:table-cell table:style-name="Tabella2.A1" office:value-type="string">
            <text:p text:style-name="P11"><text:span text:style-name="T2">Posizione</text:span></text:p>
          </table:table-cell>
          <table:table-cell table:style-name="Tabella2.A1" office:value-type="string">
            <text:p text:style-name="P13"><text:span text:style-name="T2">Centrale</text:span></text:p>
          </table:table-cell>
          <table:table-cell table:style-name="Tabella2.A1" office:value-type="string">
            <text:p text:style-name="P13"><text:span text:style-name="T2">Escluso da tlc</text:span></text:p>
          </table:table-cell>
        </table:table-row>
        <table:table-row>
          <table:table-cell table:style-name="Tabella2.A1" office:value-type="string">
            <text:p text:style-name="P13"/>
          </table:table-cell>
          <table:table-cell table:style-name="Tabella2.A1" office:value-type="string">
            <text:p text:style-name="P11"/>
          </table:table-cell>
          <table:table-cell table:style-name="Tabella2.A1" office:value-type="string">
            <text:p text:style-name="P13"/>
          </table:table-cell>
          <table:table-cell table:style-name="Tabella2.A1" office:value-type="string">
            <text:p text:style-name="P13"/>
          </table:table-cell>
        </table:table-row>
        <table:table-row>
          <table:table-cell table:style-name="Tabella2.A1" office:value-type="string">
            <text:p text:style-name="P13"><text:span text:style-name="T2">Sensore 1 (S00C02)</text:span></text:p>
          </table:table-cell>
          <table:table-cell table:style-name="Tabella2.A1" office:value-type="string">
            <text:p text:style-name="P11"/>
          </table:table-cell>
          <table:table-cell table:style-name="Tabella2.A1" office:value-type="string">
            <text:p text:style-name="P13"><text:span text:style-name="T2">Centrale 2</text:span></text:p>
          </table:table-cell>
          <table:table-cell table:style-name="Tabella2.A1" office:value-type="string">
            <text:p text:style-name="P13"/>
          </table:table-cell>
        </table:table-row>
        <table:table-row>
          <table:table-cell table:style-name="Tabella2.A1" office:value-type="string">
            <text:p text:style-name="P13"><text:span text:style-name="T2">Sensore 2 (S01C02)</text:span></text:p>
          </table:table-cell>
          <table:table-cell table:style-name="Tabella2.A1" office:value-type="string">
            <text:p text:style-name="P11"/>
          </table:table-cell>
          <table:table-cell table:style-name="Tabella2.A1" office:value-type="string">
            <text:p text:style-name="P13"><text:span text:style-name="T2">Centrale 2</text:span></text:p>
          </table:table-cell>
          <table:table-cell table:style-name="Tabella2.A1" office:value-type="string">
            <text:p text:style-name="P13"/>
          </table:table-cell>
        </table:table-row>
        <table:table-row>
          <table:table-cell table:style-name="Tabella2.A1" office:value-type="string">
            <text:p text:style-name="P13"><text:span text:style-name="T2">Sensore 3 (S02C02)</text:span></text:p>
          </table:table-cell>
          <table:table-cell table:style-name="Tabella2.A1" office:value-type="string">
            <text:p text:style-name="P11"/>
          </table:table-cell>
          <table:table-cell table:style-name="Tabella2.A1" office:value-type="string">
            <text:p text:style-name="P13"><text:span text:style-name="T2">Centrale 2</text:span></text:p>
          </table:table-cell>
          <table:table-cell table:style-name="Tabella2.A1" office:value-type="string">
            <text:p text:style-name="P13"/>
          </table:table-cell>
        </table:table-row>
        <table:table-row>
          <table:table-cell table:style-name="Tabella2.A1" office:value-type="string">
            <text:p text:style-name="P13"><text:span text:style-name="T2">Sensore 4 (S03C02)</text:span></text:p>
          </table:table-cell>
          <table:table-cell table:style-name="Tabella2.A1" office:value-type="string">
            <text:p text:style-name="P11"><text:span text:style-name="T2"><text:s/></text:span></text:p>
          </table:table-cell>
          <table:table-cell table:style-name="Tabella2.A1" office:value-type="string">
            <text:p text:style-name="P13"><text:span text:style-name="T2">Centrale 2</text:span></text:p>
          </table:table-cell>
          <table:table-cell table:style-name="Tabella2.A1" office:value-type="string">
            <text:p text:style-name="P13"/>
          </table:table-cell>
        </table:table-row>
        <table:table-row>
          <table:table-cell table:style-name="Tabella2.A1" office:value-type="string">
            <text:p text:style-name="P13"><text:span text:style-name="T2">Sensore 5 (S04C02)</text:span></text:p>
          </table:table-cell>
          <table:table-cell table:style-name="Tabella2.A1" office:value-type="string">
            <text:p text:style-name="P11"/>
          </table:table-cell>
          <table:table-cell table:style-name="Tabella2.A1" office:value-type="string">
            <text:p text:style-name="P13"><text:span text:style-name="T2">Centrale 2</text:span></text:p>
          </table:table-cell>
          <table:table-cell table:style-name="Tabella2.A1" office:value-type="string">
            <text:p text:style-name="P13"/>
          </table:table-cell>
        </table:table-row>
        <table:table-row>
          <table:table-cell table:style-name="Tabella2.A1" office:value-type="string">
            <text:p text:style-name="P13"><text:span text:style-name="T2">Sensore 6 (S05C02)</text:span></text:p>
          </table:table-cell>
          <table:table-cell table:style-name="Tabella2.A1" office:value-type="string">
            <text:p text:style-name="P11"/>
          </table:table-cell>
          <table:table-cell table:style-name="Tabella2.A1" office:value-type="string">
            <text:p text:style-name="P13"><text:span text:style-name="T2">Centrale 2</text:span></text:p>
          </table:table-cell>
          <table:table-cell table:style-name="Tabella2.A1" office:value-type="string">
            <text:p text:style-name="P13"/>
          </table:table-cell>
        </table:table-row>
        <table:table-row>
          <table:table-cell table:style-name="Tabella2.A1" office:value-type="string">
            <text:p text:style-name="P13"><text:span text:style-name="T2">Sensore 7 (S06C02)</text:span></text:p>
          </table:table-cell>
          <table:table-cell table:style-name="Tabella2.A1" office:value-type="string">
            <text:p text:style-name="P11"/>
          </table:table-cell>
          <table:table-cell table:style-name="Tabella2.A1" office:value-type="string">
            <text:p text:style-name="P13"><text:span text:style-name="T2">Centrale 2</text:span></text:p>
          </table:table-cell>
          <table:table-cell table:style-name="Tabella2.A1" office:value-type="string">
            <text:p text:style-name="P13"/>
          </table:table-cell>
        </table:table-row>
        <table:table-row>
          <table:table-cell table:style-name="Tabella2.A1" office:value-type="string">
            <text:p text:style-name="P13"><text:span text:style-name="T2">Sensore 8 (S07C02)</text:span></text:p>
          </table:table-cell>
          <table:table-cell table:style-name="Tabella2.A1" office:value-type="string">
            <text:p text:style-name="P11"/>
          </table:table-cell>
          <table:table-cell table:style-name="Tabella2.A1" office:value-type="string">
            <text:p text:style-name="P13"><text:span text:style-name="T2">Centrale 2</text:span></text:p>
          </table:table-cell>
          <table:table-cell table:style-name="Tabella2.A1" office:value-type="string">
            <text:p text:style-name="P13"/>
          </table:table-cell>
        </table:table-row>
        <table:table-row>
          <table:table-cell table:style-name="Tabella2.A1" office:value-type="string">
            <text:p text:style-name="P13"><text:span text:style-name="T2">Sensore 9 (S08C02)</text:span></text:p>
          </table:table-cell>
          <table:table-cell table:style-name="Tabella2.A1" office:value-type="string">
            <text:p text:style-name="P11"/>
          </table:table-cell>
          <table:table-cell table:style-name="Tabella2.A1" office:value-type="string">
            <text:p text:style-name="P13"><text:span text:style-name="T2">Centrale 2</text:span></text:p>
          </table:table-cell>
          <table:table-cell table:style-name="Tabella2.A1" office:value-type="string">
            <text:p text:style-name="P13"/>
          </table:table-cell>
        </table:table-row>
        <table:table-row>
          <table:table-cell table:style-name="Tabella2.A1" office:value-type="string">
            <text:p text:style-name="P13"><text:span text:style-name="T2">Sensore 10 (S09C02)</text:span></text:p>
          </table:table-cell>
          <table:table-cell table:style-name="Tabella2.A1" office:value-type="string">
            <text:p text:style-name="P11"/>
          </table:table-cell>
          <table:table-cell table:style-name="Tabella2.A1" office:value-type="string">
            <text:p text:style-name="P13"><text:span text:style-name="T2">Centrale 2</text:span></text:p>
          </table:table-cell>
          <table:table-cell table:style-name="Tabella2.A1" office:value-type="string">
            <text:p text:style-name="P13"/>
          </table:table-cell>
        </table:table-row>
      </table:table>
      <text:p text:style-name="P9"/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>Riferimenti materiale.</text:span></text:p>
      <text:p text:style-name="P9"><text:a xlink:type="simple" xlink:href="http://Www.tervis.it/"><text:span text:style-name="T2"/></text:a></text:p>
      <text:p text:style-name="P9"><text:a xlink:type="simple" xlink:href="http://Www.tervis.it/"><text:span text:style-name="T2">Www.tervis.it</text:span></text:a></text:p>
      <text:p text:style-name="P9"><text:a xlink:type="simple" xlink:href="http://www.arduino.cc/"><text:span text:style-name="T2">www.arduino.cc</text:span></text:a></text:p>
      <text:p text:style-name="P9"><text:span text:style-name="T2"/></text:p>
      <text:p text:style-name="P9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4T23:35:39</meta:creation-date>
    <dc:date>2013-09-18T21:41:00</dc:date>
    <meta:editing-duration>P0D</meta:editing-duration>
    <meta:editing-cycles>3</meta:editing-cycles>
    <meta:generator>LibreOffice/4.0.2.2$Linux_X86_64 LibreOffice_project/400m0$Build-2</meta:generator>
    <meta:document-statistic meta:table-count="2" meta:image-count="0" meta:object-count="0" meta:page-count="2" meta:paragraph-count="62" meta:word-count="463" meta:character-count="3002" meta:non-whitespace-character-count="2597"/>
  </office:meta>
</office:document-meta>
</file>